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BpelPropertyAliasException.InvalidBpelPropertyAlias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BpelPropertyAliasException.InvalidBpelPropertyAlia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